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22"/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ITYSCAP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3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MAPIL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per sample</text:p>
          </table:table-cell>
          <table:table-cell table:formula="of:=4*60/1000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s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Time (dd:hh:mm:ss)</text:p>
          </table:table-cell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[.A14]*[.$B$10]*[.$B$11]" office:value-type="float" office:value="4800" calcext:value-type="float">
            <text:p>4800</text:p>
          </table:table-cell>
          <table:table-cell table:style-name="ce4" table:formula="of:=TRUNC([.B14]/86400)&amp;&quot;:&quot;&amp;TRUNC(MOD([.B14];86400)/3600)&amp;&quot;:&quot;&amp;TRUNC(MOD([.B14];3600)/60)&amp;&quot;:&quot;&amp;TRUNC(MOD([.B14];60))" office:value-type="string" office:string-value="0:1:20:0" calcext:value-type="string">
            <text:p>0:1:20: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[.A15]*[.$B$10]*[.$B$11]" office:value-type="float" office:value="480000" calcext:value-type="float">
            <text:p>480000</text:p>
          </table:table-cell>
          <table:table-cell table:style-name="ce4" table:formula="of:=TRUNC([.B15]/86400)&amp;&quot;:&quot;&amp;TRUNC(MOD([.B15];86400)/3600)&amp;&quot;:&quot;&amp;TRUNC(MOD([.B15];3600)/60)&amp;&quot;:&quot;&amp;TRUNC(MOD([.B15];60))" office:value-type="string" office:string-value="5:13:20:0" calcext:value-type="string">
            <text:p>5:13:20: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5:39:24.974859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6:00:09.626209060</meta:creation-date>
    <dc:date>2017-11-13T15:39:46.329302971</dc:date>
    <meta:editing-duration>PT2H46M53S</meta:editing-duration>
    <meta:editing-cycles>9</meta:editing-cycles>
    <meta:generator>LibreOffice/5.1.6.2$Linux_X86_64 LibreOffice_project/10m0$Build-2</meta:generator>
    <meta:document-statistic meta:table-count="1" meta:cell-count="15" meta:object-count="0"/>
  </office:meta>
</office:document-meta>
</file>